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le_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14" table:default-cell-style-name="Default"/>
        <table:table-row table:style-name="ro1">
          <table:table-cell office:value-type="float" office:value="0.0000001292" calcext:value-type="float">
            <text:p>1,292E-07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0.01281401" calcext:value-type="float">
            <text:p>0,012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0000001292" calcext:value-type="float">
            <text:p>1,292E-07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0.01281401" calcext:value-type="float">
            <text:p>0,012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1]/[.H1]-1" office:value-type="float" office:value="0" calcext:value-type="float">
            <text:p>0</text:p>
          </table:table-cell>
          <table:table-cell table:formula="of:=[.B1]/[.I1]-1" office:value-type="float" office:value="0" calcext:value-type="float">
            <text:p>0</text:p>
          </table:table-cell>
          <table:table-cell table:formula="of:=[.C1]/[.J1]-1" office:value-type="float" office:value="0" calcext:value-type="float">
            <text:p>0</text:p>
          </table:table-cell>
          <table:table-cell table:formula="of:=[.D1]/[.K1]-1" office:value-type="float" office:value="0" calcext:value-type="float">
            <text:p>0</text:p>
          </table:table-cell>
          <table:table-cell table:formula="of:=[.E1]/[.L1]-1" office:value-type="float" office:value="0" calcext:value-type="float">
            <text:p>0</text:p>
          </table:table-cell>
          <table:table-cell table:formula="of:=[.F1]/[.M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292" calcext:value-type="float">
            <text:p>1,292E-07</text:p>
          </table:table-cell>
          <table:table-cell office:value-type="float" office:value="784084" calcext:value-type="float">
            <text:p>784084</text:p>
          </table:table-cell>
          <table:table-cell office:value-type="float" office:value="0.03848468" calcext:value-type="float">
            <text:p>0,03848468</text:p>
          </table:table-cell>
          <table:table-cell office:value-type="float" office:value="635.4787" calcext:value-type="float">
            <text:p>635,4787</text:p>
          </table:table-cell>
          <table:table-cell office:value-type="float" office:value="1041.598" calcext:value-type="float">
            <text:p>1041,598</text:p>
          </table:table-cell>
          <table:table-cell office:value-type="float" office:value="1081953" calcext:value-type="float">
            <text:p>1081953</text:p>
          </table:table-cell>
          <table:table-cell/>
          <table:table-cell office:value-type="float" office:value="0.0000001292" calcext:value-type="float">
            <text:p>1,292E-07</text:p>
          </table:table-cell>
          <table:table-cell office:value-type="float" office:value="784084" calcext:value-type="float">
            <text:p>784084</text:p>
          </table:table-cell>
          <table:table-cell office:value-type="float" office:value="0.03848468" calcext:value-type="float">
            <text:p>0,03848468</text:p>
          </table:table-cell>
          <table:table-cell office:value-type="float" office:value="635.4787" calcext:value-type="float">
            <text:p>635,4787</text:p>
          </table:table-cell>
          <table:table-cell office:value-type="float" office:value="1041.598" calcext:value-type="float">
            <text:p>1041,598</text:p>
          </table:table-cell>
          <table:table-cell office:value-type="float" office:value="1081953" calcext:value-type="float">
            <text:p>1081953</text:p>
          </table:table-cell>
          <table:table-cell/>
          <table:table-cell table:formula="of:=[.A2]/[.H2]-1" office:value-type="float" office:value="0" calcext:value-type="float">
            <text:p>0</text:p>
          </table:table-cell>
          <table:table-cell table:formula="of:=[.B2]/[.I2]-1" office:value-type="float" office:value="0" calcext:value-type="float">
            <text:p>0</text:p>
          </table:table-cell>
          <table:table-cell table:formula="of:=[.C2]/[.J2]-1" office:value-type="float" office:value="0" calcext:value-type="float">
            <text:p>0</text:p>
          </table:table-cell>
          <table:table-cell table:formula="of:=[.D2]/[.K2]-1" office:value-type="float" office:value="0" calcext:value-type="float">
            <text:p>0</text:p>
          </table:table-cell>
          <table:table-cell table:formula="of:=[.E2]/[.L2]-1" office:value-type="float" office:value="0" calcext:value-type="float">
            <text:p>0</text:p>
          </table:table-cell>
          <table:table-cell table:formula="of:=[.F2]/[.M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292" calcext:value-type="float">
            <text:p>1,292E-07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0.07439767" calcext:value-type="float">
            <text:p>0,07439767</text:p>
          </table:table-cell>
          <table:table-cell office:value-type="float" office:value="829.1311" calcext:value-type="float">
            <text:p>829,1311</text:p>
          </table:table-cell>
          <table:table-cell office:value-type="float" office:value="1869.154" calcext:value-type="float">
            <text:p>1869,154</text:p>
          </table:table-cell>
          <table:table-cell office:value-type="float" office:value="3055325" calcext:value-type="float">
            <text:p>3055325</text:p>
          </table:table-cell>
          <table:table-cell/>
          <table:table-cell office:value-type="float" office:value="0.0000001292" calcext:value-type="float">
            <text:p>1,292E-07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0.07439767" calcext:value-type="float">
            <text:p>0,07439767</text:p>
          </table:table-cell>
          <table:table-cell office:value-type="float" office:value="829.1311" calcext:value-type="float">
            <text:p>829,1311</text:p>
          </table:table-cell>
          <table:table-cell office:value-type="float" office:value="1869.154" calcext:value-type="float">
            <text:p>1869,154</text:p>
          </table:table-cell>
          <table:table-cell office:value-type="float" office:value="3055325" calcext:value-type="float">
            <text:p>3055325</text:p>
          </table:table-cell>
          <table:table-cell/>
          <table:table-cell table:formula="of:=[.A3]/[.H3]-1" office:value-type="float" office:value="0" calcext:value-type="float">
            <text:p>0</text:p>
          </table:table-cell>
          <table:table-cell table:formula="of:=[.B3]/[.I3]-1" office:value-type="float" office:value="0" calcext:value-type="float">
            <text:p>0</text:p>
          </table:table-cell>
          <table:table-cell table:formula="of:=[.C3]/[.J3]-1" office:value-type="float" office:value="0" calcext:value-type="float">
            <text:p>0</text:p>
          </table:table-cell>
          <table:table-cell table:formula="of:=[.D3]/[.K3]-1" office:value-type="float" office:value="0" calcext:value-type="float">
            <text:p>0</text:p>
          </table:table-cell>
          <table:table-cell table:formula="of:=[.E3]/[.L3]-1" office:value-type="float" office:value="0" calcext:value-type="float">
            <text:p>0</text:p>
          </table:table-cell>
          <table:table-cell table:formula="of:=[.F3]/[.M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292" calcext:value-type="float">
            <text:p>1,292E-07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0.157713" calcext:value-type="float">
            <text:p>0,157713</text:p>
          </table:table-cell>
          <table:table-cell office:value-type="float" office:value="1209.462" calcext:value-type="float">
            <text:p>1209,462</text:p>
          </table:table-cell>
          <table:table-cell office:value-type="float" office:value="3370.11" calcext:value-type="float">
            <text:p>3370,11</text:p>
          </table:table-cell>
          <table:table-cell office:value-type="float" office:value="9061531" calcext:value-type="float">
            <text:p>9061531</text:p>
          </table:table-cell>
          <table:table-cell/>
          <table:table-cell office:value-type="float" office:value="0.0000001292" calcext:value-type="float">
            <text:p>1,292E-07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0.157713" calcext:value-type="float">
            <text:p>0,157713</text:p>
          </table:table-cell>
          <table:table-cell office:value-type="float" office:value="1209.462" calcext:value-type="float">
            <text:p>1209,462</text:p>
          </table:table-cell>
          <table:table-cell office:value-type="float" office:value="3370.11" calcext:value-type="float">
            <text:p>3370,11</text:p>
          </table:table-cell>
          <table:table-cell office:value-type="float" office:value="9061531" calcext:value-type="float">
            <text:p>9061531</text:p>
          </table:table-cell>
          <table:table-cell/>
          <table:table-cell table:formula="of:=[.A4]/[.H4]-1" office:value-type="float" office:value="0" calcext:value-type="float">
            <text:p>0</text:p>
          </table:table-cell>
          <table:table-cell table:formula="of:=[.B4]/[.I4]-1" office:value-type="float" office:value="0" calcext:value-type="float">
            <text:p>0</text:p>
          </table:table-cell>
          <table:table-cell table:formula="of:=[.C4]/[.J4]-1" office:value-type="float" office:value="0" calcext:value-type="float">
            <text:p>0</text:p>
          </table:table-cell>
          <table:table-cell table:formula="of:=[.D4]/[.K4]-1" office:value-type="float" office:value="0" calcext:value-type="float">
            <text:p>0</text:p>
          </table:table-cell>
          <table:table-cell table:formula="of:=[.E4]/[.L4]-1" office:value-type="float" office:value="0" calcext:value-type="float">
            <text:p>0</text:p>
          </table:table-cell>
          <table:table-cell table:formula="of:=[.F4]/[.M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292" calcext:value-type="float">
            <text:p>1,292E-07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0.2658959" calcext:value-type="float">
            <text:p>0,2658959</text:p>
          </table:table-cell>
          <table:table-cell office:value-type="float" office:value="1615.733" calcext:value-type="float">
            <text:p>1615,733</text:p>
          </table:table-cell>
          <table:table-cell office:value-type="float" office:value="4054.592" calcext:value-type="float">
            <text:p>4054,592</text:p>
          </table:table-cell>
          <table:table-cell office:value-type="float" office:value="26852930" calcext:value-type="float">
            <text:p>26852930</text:p>
          </table:table-cell>
          <table:table-cell/>
          <table:table-cell office:value-type="float" office:value="0.0000001292" calcext:value-type="float">
            <text:p>1,292E-07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0.2658959" calcext:value-type="float">
            <text:p>0,2658959</text:p>
          </table:table-cell>
          <table:table-cell office:value-type="float" office:value="1615.733" calcext:value-type="float">
            <text:p>1615,733</text:p>
          </table:table-cell>
          <table:table-cell office:value-type="float" office:value="4054.592" calcext:value-type="float">
            <text:p>4054,592</text:p>
          </table:table-cell>
          <table:table-cell office:value-type="float" office:value="26852930" calcext:value-type="float">
            <text:p>26852930</text:p>
          </table:table-cell>
          <table:table-cell/>
          <table:table-cell table:formula="of:=[.A5]/[.H5]-1" office:value-type="float" office:value="0" calcext:value-type="float">
            <text:p>0</text:p>
          </table:table-cell>
          <table:table-cell table:formula="of:=[.B5]/[.I5]-1" office:value-type="float" office:value="0" calcext:value-type="float">
            <text:p>0</text:p>
          </table:table-cell>
          <table:table-cell table:formula="of:=[.C5]/[.J5]-1" office:value-type="float" office:value="0" calcext:value-type="float">
            <text:p>0</text:p>
          </table:table-cell>
          <table:table-cell table:formula="of:=[.D5]/[.K5]-1" office:value-type="float" office:value="0" calcext:value-type="float">
            <text:p>0</text:p>
          </table:table-cell>
          <table:table-cell table:formula="of:=[.E5]/[.L5]-1" office:value-type="float" office:value="0" calcext:value-type="float">
            <text:p>0</text:p>
          </table:table-cell>
          <table:table-cell table:formula="of:=[.F5]/[.M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292" calcext:value-type="float">
            <text:p>0,000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0.1281401" calcext:value-type="float">
            <text:p>0,12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000001292" calcext:value-type="float">
            <text:p>0,000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0.1281401" calcext:value-type="float">
            <text:p>0,12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6]/[.H6]-1" office:value-type="float" office:value="0" calcext:value-type="float">
            <text:p>0</text:p>
          </table:table-cell>
          <table:table-cell table:formula="of:=[.B6]/[.I6]-1" office:value-type="float" office:value="0" calcext:value-type="float">
            <text:p>0</text:p>
          </table:table-cell>
          <table:table-cell table:formula="of:=[.C6]/[.J6]-1" office:value-type="float" office:value="0" calcext:value-type="float">
            <text:p>0</text:p>
          </table:table-cell>
          <table:table-cell table:formula="of:=[.D6]/[.K6]-1" office:value-type="float" office:value="0" calcext:value-type="float">
            <text:p>0</text:p>
          </table:table-cell>
          <table:table-cell table:formula="of:=[.E6]/[.L6]-1" office:value-type="float" office:value="0" calcext:value-type="float">
            <text:p>0</text:p>
          </table:table-cell>
          <table:table-cell table:formula="of:=[.F6]/[.M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292" calcext:value-type="float">
            <text:p>0,000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0.3798794" calcext:value-type="float">
            <text:p>0,3798794</text:p>
          </table:table-cell>
          <table:table-cell office:value-type="float" office:value="637.8772" calcext:value-type="float">
            <text:p>637,8772</text:p>
          </table:table-cell>
          <table:table-cell office:value-type="float" office:value="1023.483" calcext:value-type="float">
            <text:p>1023,483</text:p>
          </table:table-cell>
          <table:table-cell office:value-type="float" office:value="1078108" calcext:value-type="float">
            <text:p>1078108</text:p>
          </table:table-cell>
          <table:table-cell/>
          <table:table-cell office:value-type="float" office:value="0.000001292" calcext:value-type="float">
            <text:p>0,000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0.3798794" calcext:value-type="float">
            <text:p>0,3798794</text:p>
          </table:table-cell>
          <table:table-cell office:value-type="float" office:value="637.8772" calcext:value-type="float">
            <text:p>637,8772</text:p>
          </table:table-cell>
          <table:table-cell office:value-type="float" office:value="1023.483" calcext:value-type="float">
            <text:p>1023,483</text:p>
          </table:table-cell>
          <table:table-cell office:value-type="float" office:value="1078108" calcext:value-type="float">
            <text:p>1078108</text:p>
          </table:table-cell>
          <table:table-cell/>
          <table:table-cell table:formula="of:=[.A7]/[.H7]-1" office:value-type="float" office:value="0" calcext:value-type="float">
            <text:p>0</text:p>
          </table:table-cell>
          <table:table-cell table:formula="of:=[.B7]/[.I7]-1" office:value-type="float" office:value="0" calcext:value-type="float">
            <text:p>0</text:p>
          </table:table-cell>
          <table:table-cell table:formula="of:=[.C7]/[.J7]-1" office:value-type="float" office:value="0" calcext:value-type="float">
            <text:p>0</text:p>
          </table:table-cell>
          <table:table-cell table:formula="of:=[.D7]/[.K7]-1" office:value-type="float" office:value="0" calcext:value-type="float">
            <text:p>0</text:p>
          </table:table-cell>
          <table:table-cell table:formula="of:=[.E7]/[.L7]-1" office:value-type="float" office:value="0" calcext:value-type="float">
            <text:p>0</text:p>
          </table:table-cell>
          <table:table-cell table:formula="of:=[.F7]/[.M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292" calcext:value-type="float">
            <text:p>0,000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0.7776772" calcext:value-type="float">
            <text:p>0,7776772</text:p>
          </table:table-cell>
          <table:table-cell office:value-type="float" office:value="856.7522" calcext:value-type="float">
            <text:p>856,7522</text:p>
          </table:table-cell>
          <table:table-cell office:value-type="float" office:value="1965.451" calcext:value-type="float">
            <text:p>1965,451</text:p>
          </table:table-cell>
          <table:table-cell office:value-type="float" office:value="3081410" calcext:value-type="float">
            <text:p>3081410</text:p>
          </table:table-cell>
          <table:table-cell/>
          <table:table-cell office:value-type="float" office:value="0.000001292" calcext:value-type="float">
            <text:p>0,000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0.7776772" calcext:value-type="float">
            <text:p>0,7776772</text:p>
          </table:table-cell>
          <table:table-cell office:value-type="float" office:value="856.7522" calcext:value-type="float">
            <text:p>856,7522</text:p>
          </table:table-cell>
          <table:table-cell office:value-type="float" office:value="1965.451" calcext:value-type="float">
            <text:p>1965,451</text:p>
          </table:table-cell>
          <table:table-cell office:value-type="float" office:value="3081410" calcext:value-type="float">
            <text:p>3081410</text:p>
          </table:table-cell>
          <table:table-cell/>
          <table:table-cell table:formula="of:=[.A8]/[.H8]-1" office:value-type="float" office:value="0" calcext:value-type="float">
            <text:p>0</text:p>
          </table:table-cell>
          <table:table-cell table:formula="of:=[.B8]/[.I8]-1" office:value-type="float" office:value="0" calcext:value-type="float">
            <text:p>0</text:p>
          </table:table-cell>
          <table:table-cell table:formula="of:=[.C8]/[.J8]-1" office:value-type="float" office:value="0" calcext:value-type="float">
            <text:p>0</text:p>
          </table:table-cell>
          <table:table-cell table:formula="of:=[.D8]/[.K8]-1" office:value-type="float" office:value="0" calcext:value-type="float">
            <text:p>0</text:p>
          </table:table-cell>
          <table:table-cell table:formula="of:=[.E8]/[.L8]-1" office:value-type="float" office:value="0" calcext:value-type="float">
            <text:p>0</text:p>
          </table:table-cell>
          <table:table-cell table:formula="of:=[.F8]/[.M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292" calcext:value-type="float">
            <text:p>0,000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.633409" calcext:value-type="float">
            <text:p>1,633409</text:p>
          </table:table-cell>
          <table:table-cell office:value-type="float" office:value="1246.048" calcext:value-type="float">
            <text:p>1246,048</text:p>
          </table:table-cell>
          <table:table-cell office:value-type="float" office:value="3509.186" calcext:value-type="float">
            <text:p>3509,186</text:p>
          </table:table-cell>
          <table:table-cell office:value-type="float" office:value="9105126" calcext:value-type="float">
            <text:p>9105126</text:p>
          </table:table-cell>
          <table:table-cell/>
          <table:table-cell office:value-type="float" office:value="0.000001292" calcext:value-type="float">
            <text:p>0,000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.633409" calcext:value-type="float">
            <text:p>1,633409</text:p>
          </table:table-cell>
          <table:table-cell office:value-type="float" office:value="1246.048" calcext:value-type="float">
            <text:p>1246,048</text:p>
          </table:table-cell>
          <table:table-cell office:value-type="float" office:value="3509.186" calcext:value-type="float">
            <text:p>3509,186</text:p>
          </table:table-cell>
          <table:table-cell office:value-type="float" office:value="9105126" calcext:value-type="float">
            <text:p>9105126</text:p>
          </table:table-cell>
          <table:table-cell/>
          <table:table-cell table:formula="of:=[.A9]/[.H9]-1" office:value-type="float" office:value="0" calcext:value-type="float">
            <text:p>0</text:p>
          </table:table-cell>
          <table:table-cell table:formula="of:=[.B9]/[.I9]-1" office:value-type="float" office:value="0" calcext:value-type="float">
            <text:p>0</text:p>
          </table:table-cell>
          <table:table-cell table:formula="of:=[.C9]/[.J9]-1" office:value-type="float" office:value="0" calcext:value-type="float">
            <text:p>0</text:p>
          </table:table-cell>
          <table:table-cell table:formula="of:=[.D9]/[.K9]-1" office:value-type="float" office:value="0" calcext:value-type="float">
            <text:p>0</text:p>
          </table:table-cell>
          <table:table-cell table:formula="of:=[.E9]/[.L9]-1" office:value-type="float" office:value="0" calcext:value-type="float">
            <text:p>0</text:p>
          </table:table-cell>
          <table:table-cell table:formula="of:=[.F9]/[.M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292" calcext:value-type="float">
            <text:p>0,000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2.913606" calcext:value-type="float">
            <text:p>2,913606</text:p>
          </table:table-cell>
          <table:table-cell office:value-type="float" office:value="1680.386" calcext:value-type="float">
            <text:p>1680,386</text:p>
          </table:table-cell>
          <table:table-cell office:value-type="float" office:value="4429.357" calcext:value-type="float">
            <text:p>4429,357</text:p>
          </table:table-cell>
          <table:table-cell office:value-type="float" office:value="27050030" calcext:value-type="float">
            <text:p>27050030</text:p>
          </table:table-cell>
          <table:table-cell/>
          <table:table-cell office:value-type="float" office:value="0.000001292" calcext:value-type="float">
            <text:p>0,000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2.913606" calcext:value-type="float">
            <text:p>2,913606</text:p>
          </table:table-cell>
          <table:table-cell office:value-type="float" office:value="1680.386" calcext:value-type="float">
            <text:p>1680,386</text:p>
          </table:table-cell>
          <table:table-cell office:value-type="float" office:value="4429.357" calcext:value-type="float">
            <text:p>4429,357</text:p>
          </table:table-cell>
          <table:table-cell office:value-type="float" office:value="27050030" calcext:value-type="float">
            <text:p>27050030</text:p>
          </table:table-cell>
          <table:table-cell/>
          <table:table-cell table:formula="of:=[.A10]/[.H10]-1" office:value-type="float" office:value="0" calcext:value-type="float">
            <text:p>0</text:p>
          </table:table-cell>
          <table:table-cell table:formula="of:=[.B10]/[.I10]-1" office:value-type="float" office:value="0" calcext:value-type="float">
            <text:p>0</text:p>
          </table:table-cell>
          <table:table-cell table:formula="of:=[.C10]/[.J10]-1" office:value-type="float" office:value="0" calcext:value-type="float">
            <text:p>0</text:p>
          </table:table-cell>
          <table:table-cell table:formula="of:=[.D10]/[.K10]-1" office:value-type="float" office:value="0" calcext:value-type="float">
            <text:p>0</text:p>
          </table:table-cell>
          <table:table-cell table:formula="of:=[.E10]/[.L10]-1" office:value-type="float" office:value="0" calcext:value-type="float">
            <text:p>0</text:p>
          </table:table-cell>
          <table:table-cell table:formula="of:=[.F10]/[.M1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92" calcext:value-type="float">
            <text:p>0,00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.281401" calcext:value-type="float">
            <text:p>1,2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00001292" calcext:value-type="float">
            <text:p>0,00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.281401" calcext:value-type="float">
            <text:p>1,2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11]/[.H11]-1" office:value-type="float" office:value="0" calcext:value-type="float">
            <text:p>0</text:p>
          </table:table-cell>
          <table:table-cell table:formula="of:=[.B11]/[.I11]-1" office:value-type="float" office:value="0" calcext:value-type="float">
            <text:p>0</text:p>
          </table:table-cell>
          <table:table-cell table:formula="of:=[.C11]/[.J11]-1" office:value-type="float" office:value="0" calcext:value-type="float">
            <text:p>0</text:p>
          </table:table-cell>
          <table:table-cell table:formula="of:=[.D11]/[.K11]-1" office:value-type="float" office:value="0" calcext:value-type="float">
            <text:p>0</text:p>
          </table:table-cell>
          <table:table-cell table:formula="of:=[.E11]/[.L11]-1" office:value-type="float" office:value="0" calcext:value-type="float">
            <text:p>0</text:p>
          </table:table-cell>
          <table:table-cell table:formula="of:=[.F11]/[.M1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92" calcext:value-type="float">
            <text:p>0,00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.748613" calcext:value-type="float">
            <text:p>3,748613</text:p>
          </table:table-cell>
          <table:table-cell office:value-type="float" office:value="640.9015" calcext:value-type="float">
            <text:p>640,9015</text:p>
          </table:table-cell>
          <table:table-cell office:value-type="float" office:value="1005.439" calcext:value-type="float">
            <text:p>1005,439</text:p>
          </table:table-cell>
          <table:table-cell office:value-type="float" office:value="1074224" calcext:value-type="float">
            <text:p>1074224</text:p>
          </table:table-cell>
          <table:table-cell/>
          <table:table-cell office:value-type="float" office:value="0.00001292" calcext:value-type="float">
            <text:p>0,00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.748613" calcext:value-type="float">
            <text:p>3,748613</text:p>
          </table:table-cell>
          <table:table-cell office:value-type="float" office:value="640.9015" calcext:value-type="float">
            <text:p>640,9015</text:p>
          </table:table-cell>
          <table:table-cell office:value-type="float" office:value="1005.439" calcext:value-type="float">
            <text:p>1005,439</text:p>
          </table:table-cell>
          <table:table-cell office:value-type="float" office:value="1074224" calcext:value-type="float">
            <text:p>1074224</text:p>
          </table:table-cell>
          <table:table-cell/>
          <table:table-cell table:formula="of:=[.A12]/[.H12]-1" office:value-type="float" office:value="0" calcext:value-type="float">
            <text:p>0</text:p>
          </table:table-cell>
          <table:table-cell table:formula="of:=[.B12]/[.I12]-1" office:value-type="float" office:value="0" calcext:value-type="float">
            <text:p>0</text:p>
          </table:table-cell>
          <table:table-cell table:formula="of:=[.C12]/[.J12]-1" office:value-type="float" office:value="0" calcext:value-type="float">
            <text:p>0</text:p>
          </table:table-cell>
          <table:table-cell table:formula="of:=[.D12]/[.K12]-1" office:value-type="float" office:value="0" calcext:value-type="float">
            <text:p>0</text:p>
          </table:table-cell>
          <table:table-cell table:formula="of:=[.E12]/[.L12]-1" office:value-type="float" office:value="0" calcext:value-type="float">
            <text:p>0</text:p>
          </table:table-cell>
          <table:table-cell table:formula="of:=[.F12]/[.M1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92" calcext:value-type="float">
            <text:p>0,00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8.192254" calcext:value-type="float">
            <text:p>8,192254</text:p>
          </table:table-cell>
          <table:table-cell office:value-type="float" office:value="885.2516" calcext:value-type="float">
            <text:p>885,2516</text:p>
          </table:table-cell>
          <table:table-cell office:value-type="float" office:value="2094.983" calcext:value-type="float">
            <text:p>2094,983</text:p>
          </table:table-cell>
          <table:table-cell office:value-type="float" office:value="3113568" calcext:value-type="float">
            <text:p>3113568</text:p>
          </table:table-cell>
          <table:table-cell/>
          <table:table-cell office:value-type="float" office:value="0.00001292" calcext:value-type="float">
            <text:p>0,00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8.192254" calcext:value-type="float">
            <text:p>8,192254</text:p>
          </table:table-cell>
          <table:table-cell office:value-type="float" office:value="885.2516" calcext:value-type="float">
            <text:p>885,2516</text:p>
          </table:table-cell>
          <table:table-cell office:value-type="float" office:value="2094.983" calcext:value-type="float">
            <text:p>2094,983</text:p>
          </table:table-cell>
          <table:table-cell office:value-type="float" office:value="3113568" calcext:value-type="float">
            <text:p>3113568</text:p>
          </table:table-cell>
          <table:table-cell/>
          <table:table-cell table:formula="of:=[.A13]/[.H13]-1" office:value-type="float" office:value="0" calcext:value-type="float">
            <text:p>0</text:p>
          </table:table-cell>
          <table:table-cell table:formula="of:=[.B13]/[.I13]-1" office:value-type="float" office:value="0" calcext:value-type="float">
            <text:p>0</text:p>
          </table:table-cell>
          <table:table-cell table:formula="of:=[.C13]/[.J13]-1" office:value-type="float" office:value="0" calcext:value-type="float">
            <text:p>0</text:p>
          </table:table-cell>
          <table:table-cell table:formula="of:=[.D13]/[.K13]-1" office:value-type="float" office:value="0" calcext:value-type="float">
            <text:p>0</text:p>
          </table:table-cell>
          <table:table-cell table:formula="of:=[.E13]/[.L13]-1" office:value-type="float" office:value="0" calcext:value-type="float">
            <text:p>0</text:p>
          </table:table-cell>
          <table:table-cell table:formula="of:=[.F13]/[.M1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92" calcext:value-type="float">
            <text:p>0,00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7.06087" calcext:value-type="float">
            <text:p>17,06087</text:p>
          </table:table-cell>
          <table:table-cell office:value-type="float" office:value="1281.143" calcext:value-type="float">
            <text:p>1281,143</text:p>
          </table:table-cell>
          <table:table-cell office:value-type="float" office:value="3712.692" calcext:value-type="float">
            <text:p>3712,692</text:p>
          </table:table-cell>
          <table:table-cell office:value-type="float" office:value="9161378" calcext:value-type="float">
            <text:p>9161378</text:p>
          </table:table-cell>
          <table:table-cell/>
          <table:table-cell office:value-type="float" office:value="0.00001292" calcext:value-type="float">
            <text:p>0,00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7.06087" calcext:value-type="float">
            <text:p>17,06087</text:p>
          </table:table-cell>
          <table:table-cell office:value-type="float" office:value="1281.143" calcext:value-type="float">
            <text:p>1281,143</text:p>
          </table:table-cell>
          <table:table-cell office:value-type="float" office:value="3712.692" calcext:value-type="float">
            <text:p>3712,692</text:p>
          </table:table-cell>
          <table:table-cell office:value-type="float" office:value="9161378" calcext:value-type="float">
            <text:p>9161378</text:p>
          </table:table-cell>
          <table:table-cell/>
          <table:table-cell table:formula="of:=[.A14]/[.H14]-1" office:value-type="float" office:value="0" calcext:value-type="float">
            <text:p>0</text:p>
          </table:table-cell>
          <table:table-cell table:formula="of:=[.B14]/[.I14]-1" office:value-type="float" office:value="0" calcext:value-type="float">
            <text:p>0</text:p>
          </table:table-cell>
          <table:table-cell table:formula="of:=[.C14]/[.J14]-1" office:value-type="float" office:value="0" calcext:value-type="float">
            <text:p>0</text:p>
          </table:table-cell>
          <table:table-cell table:formula="of:=[.D14]/[.K14]-1" office:value-type="float" office:value="0" calcext:value-type="float">
            <text:p>0</text:p>
          </table:table-cell>
          <table:table-cell table:formula="of:=[.E14]/[.L14]-1" office:value-type="float" office:value="0" calcext:value-type="float">
            <text:p>0</text:p>
          </table:table-cell>
          <table:table-cell table:formula="of:=[.F14]/[.M1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292" calcext:value-type="float">
            <text:p>0,00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31.54696" calcext:value-type="float">
            <text:p>31,54696</text:p>
          </table:table-cell>
          <table:table-cell office:value-type="float" office:value="1743.373" calcext:value-type="float">
            <text:p>1743,373</text:p>
          </table:table-cell>
          <table:table-cell office:value-type="float" office:value="4821.704" calcext:value-type="float">
            <text:p>4821,704</text:p>
          </table:table-cell>
          <table:table-cell office:value-type="float" office:value="27236630" calcext:value-type="float">
            <text:p>27236630</text:p>
          </table:table-cell>
          <table:table-cell/>
          <table:table-cell office:value-type="float" office:value="0.00001292" calcext:value-type="float">
            <text:p>0,00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31.54696" calcext:value-type="float">
            <text:p>31,54696</text:p>
          </table:table-cell>
          <table:table-cell office:value-type="float" office:value="1743.373" calcext:value-type="float">
            <text:p>1743,373</text:p>
          </table:table-cell>
          <table:table-cell office:value-type="float" office:value="4821.704" calcext:value-type="float">
            <text:p>4821,704</text:p>
          </table:table-cell>
          <table:table-cell office:value-type="float" office:value="27236630" calcext:value-type="float">
            <text:p>27236630</text:p>
          </table:table-cell>
          <table:table-cell/>
          <table:table-cell table:formula="of:=[.A15]/[.H15]-1" office:value-type="float" office:value="0" calcext:value-type="float">
            <text:p>0</text:p>
          </table:table-cell>
          <table:table-cell table:formula="of:=[.B15]/[.I15]-1" office:value-type="float" office:value="0" calcext:value-type="float">
            <text:p>0</text:p>
          </table:table-cell>
          <table:table-cell table:formula="of:=[.C15]/[.J15]-1" office:value-type="float" office:value="0" calcext:value-type="float">
            <text:p>0</text:p>
          </table:table-cell>
          <table:table-cell table:formula="of:=[.D15]/[.K15]-1" office:value-type="float" office:value="0" calcext:value-type="float">
            <text:p>0</text:p>
          </table:table-cell>
          <table:table-cell table:formula="of:=[.E15]/[.L15]-1" office:value-type="float" office:value="0" calcext:value-type="float">
            <text:p>0</text:p>
          </table:table-cell>
          <table:table-cell table:formula="of:=[.F15]/[.M1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292" calcext:value-type="float">
            <text:p>0,0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.81401" calcext:value-type="float">
            <text:p>12,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0001292" calcext:value-type="float">
            <text:p>0,0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.81401" calcext:value-type="float">
            <text:p>12,8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16]/[.H16]-1" office:value-type="float" office:value="0" calcext:value-type="float">
            <text:p>0</text:p>
          </table:table-cell>
          <table:table-cell table:formula="of:=[.B16]/[.I16]-1" office:value-type="float" office:value="0" calcext:value-type="float">
            <text:p>0</text:p>
          </table:table-cell>
          <table:table-cell table:formula="of:=[.C16]/[.J16]-1" office:value-type="float" office:value="0" calcext:value-type="float">
            <text:p>0</text:p>
          </table:table-cell>
          <table:table-cell table:formula="of:=[.D16]/[.K16]-1" office:value-type="float" office:value="0" calcext:value-type="float">
            <text:p>0</text:p>
          </table:table-cell>
          <table:table-cell table:formula="of:=[.E16]/[.L16]-1" office:value-type="float" office:value="0" calcext:value-type="float">
            <text:p>0</text:p>
          </table:table-cell>
          <table:table-cell table:formula="of:=[.F16]/[.M1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292" calcext:value-type="float">
            <text:p>0,0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7.90516" calcext:value-type="float">
            <text:p>37,90516</text:p>
          </table:table-cell>
          <table:table-cell office:value-type="float" office:value="635.156" calcext:value-type="float">
            <text:p>635,156</text:p>
          </table:table-cell>
          <table:table-cell office:value-type="float" office:value="1004.925" calcext:value-type="float">
            <text:p>1004,925</text:p>
          </table:table-cell>
          <table:table-cell office:value-type="float" office:value="1077468" calcext:value-type="float">
            <text:p>1077468</text:p>
          </table:table-cell>
          <table:table-cell/>
          <table:table-cell office:value-type="float" office:value="0.0001292" calcext:value-type="float">
            <text:p>0,0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7.90516" calcext:value-type="float">
            <text:p>37,90516</text:p>
          </table:table-cell>
          <table:table-cell office:value-type="float" office:value="635.156" calcext:value-type="float">
            <text:p>635,156</text:p>
          </table:table-cell>
          <table:table-cell office:value-type="float" office:value="1004.925" calcext:value-type="float">
            <text:p>1004,925</text:p>
          </table:table-cell>
          <table:table-cell office:value-type="float" office:value="1077468" calcext:value-type="float">
            <text:p>1077468</text:p>
          </table:table-cell>
          <table:table-cell/>
          <table:table-cell table:formula="of:=[.A17]/[.H17]-1" office:value-type="float" office:value="0" calcext:value-type="float">
            <text:p>0</text:p>
          </table:table-cell>
          <table:table-cell table:formula="of:=[.B17]/[.I17]-1" office:value-type="float" office:value="0" calcext:value-type="float">
            <text:p>0</text:p>
          </table:table-cell>
          <table:table-cell table:formula="of:=[.C17]/[.J17]-1" office:value-type="float" office:value="0" calcext:value-type="float">
            <text:p>0</text:p>
          </table:table-cell>
          <table:table-cell table:formula="of:=[.D17]/[.K17]-1" office:value-type="float" office:value="0" calcext:value-type="float">
            <text:p>0</text:p>
          </table:table-cell>
          <table:table-cell table:formula="of:=[.E17]/[.L17]-1" office:value-type="float" office:value="0" calcext:value-type="float">
            <text:p>0</text:p>
          </table:table-cell>
          <table:table-cell table:formula="of:=[.F17]/[.M1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292" calcext:value-type="float">
            <text:p>0,0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87.335" calcext:value-type="float">
            <text:p>87,335</text:p>
          </table:table-cell>
          <table:table-cell office:value-type="float" office:value="911.7374" calcext:value-type="float">
            <text:p>911,7374</text:p>
          </table:table-cell>
          <table:table-cell office:value-type="float" office:value="2292.144" calcext:value-type="float">
            <text:p>2292,144</text:p>
          </table:table-cell>
          <table:table-cell office:value-type="float" office:value="3155459" calcext:value-type="float">
            <text:p>3155459</text:p>
          </table:table-cell>
          <table:table-cell/>
          <table:table-cell office:value-type="float" office:value="0.0001292" calcext:value-type="float">
            <text:p>0,0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87.335" calcext:value-type="float">
            <text:p>87,335</text:p>
          </table:table-cell>
          <table:table-cell office:value-type="float" office:value="911.7374" calcext:value-type="float">
            <text:p>911,7374</text:p>
          </table:table-cell>
          <table:table-cell office:value-type="float" office:value="2292.144" calcext:value-type="float">
            <text:p>2292,144</text:p>
          </table:table-cell>
          <table:table-cell office:value-type="float" office:value="3155459" calcext:value-type="float">
            <text:p>3155459</text:p>
          </table:table-cell>
          <table:table-cell/>
          <table:table-cell table:formula="of:=[.A18]/[.H18]-1" office:value-type="float" office:value="0" calcext:value-type="float">
            <text:p>0</text:p>
          </table:table-cell>
          <table:table-cell table:formula="of:=[.B18]/[.I18]-1" office:value-type="float" office:value="0" calcext:value-type="float">
            <text:p>0</text:p>
          </table:table-cell>
          <table:table-cell table:formula="of:=[.C18]/[.J18]-1" office:value-type="float" office:value="0" calcext:value-type="float">
            <text:p>0</text:p>
          </table:table-cell>
          <table:table-cell table:formula="of:=[.D18]/[.K18]-1" office:value-type="float" office:value="0" calcext:value-type="float">
            <text:p>0</text:p>
          </table:table-cell>
          <table:table-cell table:formula="of:=[.E18]/[.L18]-1" office:value-type="float" office:value="0" calcext:value-type="float">
            <text:p>0</text:p>
          </table:table-cell>
          <table:table-cell table:formula="of:=[.F18]/[.M1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292" calcext:value-type="float">
            <text:p>0,0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80.5521" calcext:value-type="float">
            <text:p>180,5521</text:p>
          </table:table-cell>
          <table:table-cell office:value-type="float" office:value="1245.406" calcext:value-type="float">
            <text:p>1245,406</text:p>
          </table:table-cell>
          <table:table-cell office:value-type="float" office:value="3899.074" calcext:value-type="float">
            <text:p>3899,074</text:p>
          </table:table-cell>
          <table:table-cell office:value-type="float" office:value="9238303" calcext:value-type="float">
            <text:p>9238303</text:p>
          </table:table-cell>
          <table:table-cell/>
          <table:table-cell office:value-type="float" office:value="0.0001292" calcext:value-type="float">
            <text:p>0,0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80.5521" calcext:value-type="float">
            <text:p>180,5521</text:p>
          </table:table-cell>
          <table:table-cell office:value-type="float" office:value="1245.406" calcext:value-type="float">
            <text:p>1245,406</text:p>
          </table:table-cell>
          <table:table-cell office:value-type="float" office:value="3899.074" calcext:value-type="float">
            <text:p>3899,074</text:p>
          </table:table-cell>
          <table:table-cell office:value-type="float" office:value="9238303" calcext:value-type="float">
            <text:p>9238303</text:p>
          </table:table-cell>
          <table:table-cell/>
          <table:table-cell table:formula="of:=[.A19]/[.H19]-1" office:value-type="float" office:value="0" calcext:value-type="float">
            <text:p>0</text:p>
          </table:table-cell>
          <table:table-cell table:formula="of:=[.B19]/[.I19]-1" office:value-type="float" office:value="0" calcext:value-type="float">
            <text:p>0</text:p>
          </table:table-cell>
          <table:table-cell table:formula="of:=[.C19]/[.J19]-1" office:value-type="float" office:value="0" calcext:value-type="float">
            <text:p>0</text:p>
          </table:table-cell>
          <table:table-cell table:formula="of:=[.D19]/[.K19]-1" office:value-type="float" office:value="0" calcext:value-type="float">
            <text:p>0</text:p>
          </table:table-cell>
          <table:table-cell table:formula="of:=[.E19]/[.L19]-1" office:value-type="float" office:value="0" calcext:value-type="float">
            <text:p>0</text:p>
          </table:table-cell>
          <table:table-cell table:formula="of:=[.F19]/[.M1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292" calcext:value-type="float">
            <text:p>0,0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348.9005" calcext:value-type="float">
            <text:p>348,9005</text:p>
          </table:table-cell>
          <table:table-cell office:value-type="float" office:value="1787.15" calcext:value-type="float">
            <text:p>1787,15</text:p>
          </table:table-cell>
          <table:table-cell office:value-type="float" office:value="5389.55" calcext:value-type="float">
            <text:p>5389,55</text:p>
          </table:table-cell>
          <table:table-cell office:value-type="float" office:value="27495390" calcext:value-type="float">
            <text:p>27495390</text:p>
          </table:table-cell>
          <table:table-cell/>
          <table:table-cell office:value-type="float" office:value="0.0001292" calcext:value-type="float">
            <text:p>0,0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348.9005" calcext:value-type="float">
            <text:p>348,9005</text:p>
          </table:table-cell>
          <table:table-cell office:value-type="float" office:value="1787.15" calcext:value-type="float">
            <text:p>1787,15</text:p>
          </table:table-cell>
          <table:table-cell office:value-type="float" office:value="5389.55" calcext:value-type="float">
            <text:p>5389,55</text:p>
          </table:table-cell>
          <table:table-cell office:value-type="float" office:value="27495390" calcext:value-type="float">
            <text:p>27495390</text:p>
          </table:table-cell>
          <table:table-cell/>
          <table:table-cell table:formula="of:=[.A20]/[.H20]-1" office:value-type="float" office:value="0" calcext:value-type="float">
            <text:p>0</text:p>
          </table:table-cell>
          <table:table-cell table:formula="of:=[.B20]/[.I20]-1" office:value-type="float" office:value="0" calcext:value-type="float">
            <text:p>0</text:p>
          </table:table-cell>
          <table:table-cell table:formula="of:=[.C20]/[.J20]-1" office:value-type="float" office:value="0" calcext:value-type="float">
            <text:p>0</text:p>
          </table:table-cell>
          <table:table-cell table:formula="of:=[.D20]/[.K20]-1" office:value-type="float" office:value="0" calcext:value-type="float">
            <text:p>0</text:p>
          </table:table-cell>
          <table:table-cell table:formula="of:=[.E20]/[.L20]-1" office:value-type="float" office:value="0" calcext:value-type="float">
            <text:p>0</text:p>
          </table:table-cell>
          <table:table-cell table:formula="of:=[.F20]/[.M2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92" calcext:value-type="float">
            <text:p>0,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.1401" calcext:value-type="float">
            <text:p>128,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001292" calcext:value-type="float">
            <text:p>0,0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.1401" calcext:value-type="float">
            <text:p>128,1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21]/[.H21]-1" office:value-type="float" office:value="0" calcext:value-type="float">
            <text:p>0</text:p>
          </table:table-cell>
          <table:table-cell table:formula="of:=[.B21]/[.I21]-1" office:value-type="float" office:value="0" calcext:value-type="float">
            <text:p>0</text:p>
          </table:table-cell>
          <table:table-cell table:formula="of:=[.C21]/[.J21]-1" office:value-type="float" office:value="0" calcext:value-type="float">
            <text:p>0</text:p>
          </table:table-cell>
          <table:table-cell table:formula="of:=[.D21]/[.K21]-1" office:value-type="float" office:value="0" calcext:value-type="float">
            <text:p>0</text:p>
          </table:table-cell>
          <table:table-cell table:formula="of:=[.E21]/[.L21]-1" office:value-type="float" office:value="0" calcext:value-type="float">
            <text:p>0</text:p>
          </table:table-cell>
          <table:table-cell table:formula="of:=[.F21]/[.M2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92" calcext:value-type="float">
            <text:p>0,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78.9756" calcext:value-type="float">
            <text:p>378,9756</text:p>
          </table:table-cell>
          <table:table-cell office:value-type="float" office:value="634.5721" calcext:value-type="float">
            <text:p>634,5721</text:p>
          </table:table-cell>
          <table:table-cell office:value-type="float" office:value="1008.536" calcext:value-type="float">
            <text:p>1008,536</text:p>
          </table:table-cell>
          <table:table-cell office:value-type="float" office:value="1077409" calcext:value-type="float">
            <text:p>1077409</text:p>
          </table:table-cell>
          <table:table-cell/>
          <table:table-cell office:value-type="float" office:value="0.001292" calcext:value-type="float">
            <text:p>0,0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78.9756" calcext:value-type="float">
            <text:p>378,9756</text:p>
          </table:table-cell>
          <table:table-cell office:value-type="float" office:value="634.5721" calcext:value-type="float">
            <text:p>634,5721</text:p>
          </table:table-cell>
          <table:table-cell office:value-type="float" office:value="1008.536" calcext:value-type="float">
            <text:p>1008,536</text:p>
          </table:table-cell>
          <table:table-cell office:value-type="float" office:value="1077409" calcext:value-type="float">
            <text:p>1077409</text:p>
          </table:table-cell>
          <table:table-cell/>
          <table:table-cell table:formula="of:=[.A22]/[.H22]-1" office:value-type="float" office:value="0" calcext:value-type="float">
            <text:p>0</text:p>
          </table:table-cell>
          <table:table-cell table:formula="of:=[.B22]/[.I22]-1" office:value-type="float" office:value="0" calcext:value-type="float">
            <text:p>0</text:p>
          </table:table-cell>
          <table:table-cell table:formula="of:=[.C22]/[.J22]-1" office:value-type="float" office:value="0" calcext:value-type="float">
            <text:p>0</text:p>
          </table:table-cell>
          <table:table-cell table:formula="of:=[.D22]/[.K22]-1" office:value-type="float" office:value="0" calcext:value-type="float">
            <text:p>0</text:p>
          </table:table-cell>
          <table:table-cell table:formula="of:=[.E22]/[.L22]-1" office:value-type="float" office:value="0" calcext:value-type="float">
            <text:p>0</text:p>
          </table:table-cell>
          <table:table-cell table:formula="of:=[.F22]/[.M2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92" calcext:value-type="float">
            <text:p>0,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901.1264" calcext:value-type="float">
            <text:p>901,1264</text:p>
          </table:table-cell>
          <table:table-cell office:value-type="float" office:value="936.9993" calcext:value-type="float">
            <text:p>936,9993</text:p>
          </table:table-cell>
          <table:table-cell office:value-type="float" office:value="2345.085" calcext:value-type="float">
            <text:p>2345,085</text:p>
          </table:table-cell>
          <table:table-cell office:value-type="float" office:value="3176958" calcext:value-type="float">
            <text:p>3176958</text:p>
          </table:table-cell>
          <table:table-cell/>
          <table:table-cell office:value-type="float" office:value="0.001292" calcext:value-type="float">
            <text:p>0,0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901.1264" calcext:value-type="float">
            <text:p>901,1264</text:p>
          </table:table-cell>
          <table:table-cell office:value-type="float" office:value="936.9993" calcext:value-type="float">
            <text:p>936,9993</text:p>
          </table:table-cell>
          <table:table-cell office:value-type="float" office:value="2345.085" calcext:value-type="float">
            <text:p>2345,085</text:p>
          </table:table-cell>
          <table:table-cell office:value-type="float" office:value="3176958" calcext:value-type="float">
            <text:p>3176958</text:p>
          </table:table-cell>
          <table:table-cell/>
          <table:table-cell table:formula="of:=[.A23]/[.H23]-1" office:value-type="float" office:value="0" calcext:value-type="float">
            <text:p>0</text:p>
          </table:table-cell>
          <table:table-cell table:formula="of:=[.B23]/[.I23]-1" office:value-type="float" office:value="0" calcext:value-type="float">
            <text:p>0</text:p>
          </table:table-cell>
          <table:table-cell table:formula="of:=[.C23]/[.J23]-1" office:value-type="float" office:value="0" calcext:value-type="float">
            <text:p>0</text:p>
          </table:table-cell>
          <table:table-cell table:formula="of:=[.D23]/[.K23]-1" office:value-type="float" office:value="0" calcext:value-type="float">
            <text:p>0</text:p>
          </table:table-cell>
          <table:table-cell table:formula="of:=[.E23]/[.L23]-1" office:value-type="float" office:value="0" calcext:value-type="float">
            <text:p>0</text:p>
          </table:table-cell>
          <table:table-cell table:formula="of:=[.F23]/[.M2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92" calcext:value-type="float">
            <text:p>0,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897.324" calcext:value-type="float">
            <text:p>1897,324</text:p>
          </table:table-cell>
          <table:table-cell office:value-type="float" office:value="1285.125" calcext:value-type="float">
            <text:p>1285,125</text:p>
          </table:table-cell>
          <table:table-cell office:value-type="float" office:value="4171.653" calcext:value-type="float">
            <text:p>4171,653</text:p>
          </table:table-cell>
          <table:table-cell office:value-type="float" office:value="9309358" calcext:value-type="float">
            <text:p>9309358</text:p>
          </table:table-cell>
          <table:table-cell/>
          <table:table-cell office:value-type="float" office:value="0.001292" calcext:value-type="float">
            <text:p>0,0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1897.324" calcext:value-type="float">
            <text:p>1897,324</text:p>
          </table:table-cell>
          <table:table-cell office:value-type="float" office:value="1285.125" calcext:value-type="float">
            <text:p>1285,125</text:p>
          </table:table-cell>
          <table:table-cell office:value-type="float" office:value="4171.653" calcext:value-type="float">
            <text:p>4171,653</text:p>
          </table:table-cell>
          <table:table-cell office:value-type="float" office:value="9309358" calcext:value-type="float">
            <text:p>9309358</text:p>
          </table:table-cell>
          <table:table-cell/>
          <table:table-cell table:formula="of:=[.A24]/[.H24]-1" office:value-type="float" office:value="0" calcext:value-type="float">
            <text:p>0</text:p>
          </table:table-cell>
          <table:table-cell table:formula="of:=[.B24]/[.I24]-1" office:value-type="float" office:value="0" calcext:value-type="float">
            <text:p>0</text:p>
          </table:table-cell>
          <table:table-cell table:formula="of:=[.C24]/[.J24]-1" office:value-type="float" office:value="0" calcext:value-type="float">
            <text:p>0</text:p>
          </table:table-cell>
          <table:table-cell table:formula="of:=[.D24]/[.K24]-1" office:value-type="float" office:value="0" calcext:value-type="float">
            <text:p>0</text:p>
          </table:table-cell>
          <table:table-cell table:formula="of:=[.E24]/[.L24]-1" office:value-type="float" office:value="0" calcext:value-type="float">
            <text:p>0</text:p>
          </table:table-cell>
          <table:table-cell table:formula="of:=[.F24]/[.M2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92" calcext:value-type="float">
            <text:p>0,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3829.516" calcext:value-type="float">
            <text:p>3829,516</text:p>
          </table:table-cell>
          <table:table-cell office:value-type="float" office:value="1871.262" calcext:value-type="float">
            <text:p>1871,262</text:p>
          </table:table-cell>
          <table:table-cell office:value-type="float" office:value="6035.463" calcext:value-type="float">
            <text:p>6035,463</text:p>
          </table:table-cell>
          <table:table-cell office:value-type="float" office:value="27758940" calcext:value-type="float">
            <text:p>27758940</text:p>
          </table:table-cell>
          <table:table-cell/>
          <table:table-cell office:value-type="float" office:value="0.001292" calcext:value-type="float">
            <text:p>0,0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3829.516" calcext:value-type="float">
            <text:p>3829,516</text:p>
          </table:table-cell>
          <table:table-cell office:value-type="float" office:value="1871.262" calcext:value-type="float">
            <text:p>1871,262</text:p>
          </table:table-cell>
          <table:table-cell office:value-type="float" office:value="6035.463" calcext:value-type="float">
            <text:p>6035,463</text:p>
          </table:table-cell>
          <table:table-cell office:value-type="float" office:value="27758940" calcext:value-type="float">
            <text:p>27758940</text:p>
          </table:table-cell>
          <table:table-cell/>
          <table:table-cell table:formula="of:=[.A25]/[.H25]-1" office:value-type="float" office:value="0" calcext:value-type="float">
            <text:p>0</text:p>
          </table:table-cell>
          <table:table-cell table:formula="of:=[.B25]/[.I25]-1" office:value-type="float" office:value="0" calcext:value-type="float">
            <text:p>0</text:p>
          </table:table-cell>
          <table:table-cell table:formula="of:=[.C25]/[.J25]-1" office:value-type="float" office:value="0" calcext:value-type="float">
            <text:p>0</text:p>
          </table:table-cell>
          <table:table-cell table:formula="of:=[.D25]/[.K25]-1" office:value-type="float" office:value="0" calcext:value-type="float">
            <text:p>0</text:p>
          </table:table-cell>
          <table:table-cell table:formula="of:=[.E25]/[.L25]-1" office:value-type="float" office:value="0" calcext:value-type="float">
            <text:p>0</text:p>
          </table:table-cell>
          <table:table-cell table:formula="of:=[.F25]/[.M2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" calcext:value-type="float">
            <text:p>0,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1.401" calcext:value-type="float">
            <text:p>1281,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01292" calcext:value-type="float">
            <text:p>0,0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1.401" calcext:value-type="float">
            <text:p>1281,4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26]/[.H26]-1" office:value-type="float" office:value="0" calcext:value-type="float">
            <text:p>0</text:p>
          </table:table-cell>
          <table:table-cell table:formula="of:=[.B26]/[.I26]-1" office:value-type="float" office:value="0" calcext:value-type="float">
            <text:p>0</text:p>
          </table:table-cell>
          <table:table-cell table:formula="of:=[.C26]/[.J26]-1" office:value-type="float" office:value="0" calcext:value-type="float">
            <text:p>0</text:p>
          </table:table-cell>
          <table:table-cell table:formula="of:=[.D26]/[.K26]-1" office:value-type="float" office:value="0" calcext:value-type="float">
            <text:p>0</text:p>
          </table:table-cell>
          <table:table-cell table:formula="of:=[.E26]/[.L26]-1" office:value-type="float" office:value="0" calcext:value-type="float">
            <text:p>0</text:p>
          </table:table-cell>
          <table:table-cell table:formula="of:=[.F26]/[.M2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" calcext:value-type="float">
            <text:p>0,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788.996" calcext:value-type="float">
            <text:p>3788,996</text:p>
          </table:table-cell>
          <table:table-cell office:value-type="float" office:value="633.988" calcext:value-type="float">
            <text:p>633,988</text:p>
          </table:table-cell>
          <table:table-cell office:value-type="float" office:value="1012.161" calcext:value-type="float">
            <text:p>1012,161</text:p>
          </table:table-cell>
          <table:table-cell office:value-type="float" office:value="1077350" calcext:value-type="float">
            <text:p>1077350</text:p>
          </table:table-cell>
          <table:table-cell/>
          <table:table-cell office:value-type="float" office:value="0.01292" calcext:value-type="float">
            <text:p>0,0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788.996" calcext:value-type="float">
            <text:p>3788,996</text:p>
          </table:table-cell>
          <table:table-cell office:value-type="float" office:value="633.988" calcext:value-type="float">
            <text:p>633,988</text:p>
          </table:table-cell>
          <table:table-cell office:value-type="float" office:value="1012.161" calcext:value-type="float">
            <text:p>1012,161</text:p>
          </table:table-cell>
          <table:table-cell office:value-type="float" office:value="1077350" calcext:value-type="float">
            <text:p>1077350</text:p>
          </table:table-cell>
          <table:table-cell/>
          <table:table-cell table:formula="of:=[.A27]/[.H27]-1" office:value-type="float" office:value="0" calcext:value-type="float">
            <text:p>0</text:p>
          </table:table-cell>
          <table:table-cell table:formula="of:=[.B27]/[.I27]-1" office:value-type="float" office:value="0" calcext:value-type="float">
            <text:p>0</text:p>
          </table:table-cell>
          <table:table-cell table:formula="of:=[.C27]/[.J27]-1" office:value-type="float" office:value="0" calcext:value-type="float">
            <text:p>0</text:p>
          </table:table-cell>
          <table:table-cell table:formula="of:=[.D27]/[.K27]-1" office:value-type="float" office:value="0" calcext:value-type="float">
            <text:p>0</text:p>
          </table:table-cell>
          <table:table-cell table:formula="of:=[.E27]/[.L27]-1" office:value-type="float" office:value="0" calcext:value-type="float">
            <text:p>0</text:p>
          </table:table-cell>
          <table:table-cell table:formula="of:=[.F27]/[.M2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" calcext:value-type="float">
            <text:p>0,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9388.107" calcext:value-type="float">
            <text:p>9388,107</text:p>
          </table:table-cell>
          <table:table-cell office:value-type="float" office:value="962.0705" calcext:value-type="float">
            <text:p>962,0705</text:p>
          </table:table-cell>
          <table:table-cell office:value-type="float" office:value="2474.36" calcext:value-type="float">
            <text:p>2474,36</text:p>
          </table:table-cell>
          <table:table-cell office:value-type="float" office:value="3206125" calcext:value-type="float">
            <text:p>3206125</text:p>
          </table:table-cell>
          <table:table-cell/>
          <table:table-cell office:value-type="float" office:value="0.01292" calcext:value-type="float">
            <text:p>0,0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9388.107" calcext:value-type="float">
            <text:p>9388,107</text:p>
          </table:table-cell>
          <table:table-cell office:value-type="float" office:value="962.0705" calcext:value-type="float">
            <text:p>962,0705</text:p>
          </table:table-cell>
          <table:table-cell office:value-type="float" office:value="2474.36" calcext:value-type="float">
            <text:p>2474,36</text:p>
          </table:table-cell>
          <table:table-cell office:value-type="float" office:value="3206125" calcext:value-type="float">
            <text:p>3206125</text:p>
          </table:table-cell>
          <table:table-cell/>
          <table:table-cell table:formula="of:=[.A28]/[.H28]-1" office:value-type="float" office:value="0" calcext:value-type="float">
            <text:p>0</text:p>
          </table:table-cell>
          <table:table-cell table:formula="of:=[.B28]/[.I28]-1" office:value-type="float" office:value="0" calcext:value-type="float">
            <text:p>0</text:p>
          </table:table-cell>
          <table:table-cell table:formula="of:=[.C28]/[.J28]-1" office:value-type="float" office:value="0" calcext:value-type="float">
            <text:p>0</text:p>
          </table:table-cell>
          <table:table-cell table:formula="of:=[.D28]/[.K28]-1" office:value-type="float" office:value="0" calcext:value-type="float">
            <text:p>0</text:p>
          </table:table-cell>
          <table:table-cell table:formula="of:=[.E28]/[.L28]-1" office:value-type="float" office:value="0" calcext:value-type="float">
            <text:p>0</text:p>
          </table:table-cell>
          <table:table-cell table:formula="of:=[.F28]/[.M2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" calcext:value-type="float">
            <text:p>0,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20057.71" calcext:value-type="float">
            <text:p>20057,71</text:p>
          </table:table-cell>
          <table:table-cell office:value-type="float" office:value="1320.56" calcext:value-type="float">
            <text:p>1320,56</text:p>
          </table:table-cell>
          <table:table-cell office:value-type="float" office:value="4477.833" calcext:value-type="float">
            <text:p>4477,833</text:p>
          </table:table-cell>
          <table:table-cell office:value-type="float" office:value="9393295" calcext:value-type="float">
            <text:p>9393295</text:p>
          </table:table-cell>
          <table:table-cell/>
          <table:table-cell office:value-type="float" office:value="0.01292" calcext:value-type="float">
            <text:p>0,0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20057.71" calcext:value-type="float">
            <text:p>20057,71</text:p>
          </table:table-cell>
          <table:table-cell office:value-type="float" office:value="1320.56" calcext:value-type="float">
            <text:p>1320,56</text:p>
          </table:table-cell>
          <table:table-cell office:value-type="float" office:value="4477.833" calcext:value-type="float">
            <text:p>4477,833</text:p>
          </table:table-cell>
          <table:table-cell office:value-type="float" office:value="9393295" calcext:value-type="float">
            <text:p>9393295</text:p>
          </table:table-cell>
          <table:table-cell/>
          <table:table-cell table:formula="of:=[.A29]/[.H29]-1" office:value-type="float" office:value="0" calcext:value-type="float">
            <text:p>0</text:p>
          </table:table-cell>
          <table:table-cell table:formula="of:=[.B29]/[.I29]-1" office:value-type="float" office:value="0" calcext:value-type="float">
            <text:p>0</text:p>
          </table:table-cell>
          <table:table-cell table:formula="of:=[.C29]/[.J29]-1" office:value-type="float" office:value="0" calcext:value-type="float">
            <text:p>0</text:p>
          </table:table-cell>
          <table:table-cell table:formula="of:=[.D29]/[.K29]-1" office:value-type="float" office:value="0" calcext:value-type="float">
            <text:p>0</text:p>
          </table:table-cell>
          <table:table-cell table:formula="of:=[.E29]/[.L29]-1" office:value-type="float" office:value="0" calcext:value-type="float">
            <text:p>0</text:p>
          </table:table-cell>
          <table:table-cell table:formula="of:=[.F29]/[.M2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" calcext:value-type="float">
            <text:p>0,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42431.93" calcext:value-type="float">
            <text:p>42431,93</text:p>
          </table:table-cell>
          <table:table-cell office:value-type="float" office:value="1955.776" calcext:value-type="float">
            <text:p>1955,776</text:p>
          </table:table-cell>
          <table:table-cell office:value-type="float" office:value="6782.601" calcext:value-type="float">
            <text:p>6782,601</text:p>
          </table:table-cell>
          <table:table-cell office:value-type="float" office:value="28079120" calcext:value-type="float">
            <text:p>28079120</text:p>
          </table:table-cell>
          <table:table-cell/>
          <table:table-cell office:value-type="float" office:value="0.01292" calcext:value-type="float">
            <text:p>0,0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42431.93" calcext:value-type="float">
            <text:p>42431,93</text:p>
          </table:table-cell>
          <table:table-cell office:value-type="float" office:value="1955.776" calcext:value-type="float">
            <text:p>1955,776</text:p>
          </table:table-cell>
          <table:table-cell office:value-type="float" office:value="6782.601" calcext:value-type="float">
            <text:p>6782,601</text:p>
          </table:table-cell>
          <table:table-cell office:value-type="float" office:value="28079120" calcext:value-type="float">
            <text:p>28079120</text:p>
          </table:table-cell>
          <table:table-cell/>
          <table:table-cell table:formula="of:=[.A30]/[.H30]-1" office:value-type="float" office:value="0" calcext:value-type="float">
            <text:p>0</text:p>
          </table:table-cell>
          <table:table-cell table:formula="of:=[.B30]/[.I30]-1" office:value-type="float" office:value="0" calcext:value-type="float">
            <text:p>0</text:p>
          </table:table-cell>
          <table:table-cell table:formula="of:=[.C30]/[.J30]-1" office:value-type="float" office:value="0" calcext:value-type="float">
            <text:p>0</text:p>
          </table:table-cell>
          <table:table-cell table:formula="of:=[.D30]/[.K30]-1" office:value-type="float" office:value="0" calcext:value-type="float">
            <text:p>0</text:p>
          </table:table-cell>
          <table:table-cell table:formula="of:=[.E30]/[.L30]-1" office:value-type="float" office:value="0" calcext:value-type="float">
            <text:p>0</text:p>
          </table:table-cell>
          <table:table-cell table:formula="of:=[.F30]/[.M3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2" calcext:value-type="float">
            <text:p>0,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14.01" calcext:value-type="float">
            <text:p>12814,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0.1292" calcext:value-type="float">
            <text:p>0,1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14.01" calcext:value-type="float">
            <text:p>12814,0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31]/[.H31]-1" office:value-type="float" office:value="0" calcext:value-type="float">
            <text:p>0</text:p>
          </table:table-cell>
          <table:table-cell table:formula="of:=[.B31]/[.I31]-1" office:value-type="float" office:value="0" calcext:value-type="float">
            <text:p>0</text:p>
          </table:table-cell>
          <table:table-cell table:formula="of:=[.C31]/[.J31]-1" office:value-type="float" office:value="0" calcext:value-type="float">
            <text:p>0</text:p>
          </table:table-cell>
          <table:table-cell table:formula="of:=[.D31]/[.K31]-1" office:value-type="float" office:value="0" calcext:value-type="float">
            <text:p>0</text:p>
          </table:table-cell>
          <table:table-cell table:formula="of:=[.E31]/[.L31]-1" office:value-type="float" office:value="0" calcext:value-type="float">
            <text:p>0</text:p>
          </table:table-cell>
          <table:table-cell table:formula="of:=[.F31]/[.M3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2" calcext:value-type="float">
            <text:p>0,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7882.38" calcext:value-type="float">
            <text:p>37882,38</text:p>
          </table:table-cell>
          <table:table-cell office:value-type="float" office:value="633.4037" calcext:value-type="float">
            <text:p>633,4037</text:p>
          </table:table-cell>
          <table:table-cell office:value-type="float" office:value="1015.799" calcext:value-type="float">
            <text:p>1015,799</text:p>
          </table:table-cell>
          <table:table-cell office:value-type="float" office:value="1077291" calcext:value-type="float">
            <text:p>1077291</text:p>
          </table:table-cell>
          <table:table-cell/>
          <table:table-cell office:value-type="float" office:value="0.1292" calcext:value-type="float">
            <text:p>0,1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7882.38" calcext:value-type="float">
            <text:p>37882,38</text:p>
          </table:table-cell>
          <table:table-cell office:value-type="float" office:value="633.4037" calcext:value-type="float">
            <text:p>633,4037</text:p>
          </table:table-cell>
          <table:table-cell office:value-type="float" office:value="1015.799" calcext:value-type="float">
            <text:p>1015,799</text:p>
          </table:table-cell>
          <table:table-cell office:value-type="float" office:value="1077291" calcext:value-type="float">
            <text:p>1077291</text:p>
          </table:table-cell>
          <table:table-cell/>
          <table:table-cell table:formula="of:=[.A32]/[.H32]-1" office:value-type="float" office:value="0" calcext:value-type="float">
            <text:p>0</text:p>
          </table:table-cell>
          <table:table-cell table:formula="of:=[.B32]/[.I32]-1" office:value-type="float" office:value="0" calcext:value-type="float">
            <text:p>0</text:p>
          </table:table-cell>
          <table:table-cell table:formula="of:=[.C32]/[.J32]-1" office:value-type="float" office:value="0" calcext:value-type="float">
            <text:p>0</text:p>
          </table:table-cell>
          <table:table-cell table:formula="of:=[.D32]/[.K32]-1" office:value-type="float" office:value="0" calcext:value-type="float">
            <text:p>0</text:p>
          </table:table-cell>
          <table:table-cell table:formula="of:=[.E32]/[.L32]-1" office:value-type="float" office:value="0" calcext:value-type="float">
            <text:p>0</text:p>
          </table:table-cell>
          <table:table-cell table:formula="of:=[.F32]/[.M3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2" calcext:value-type="float">
            <text:p>0,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98734.41" calcext:value-type="float">
            <text:p>98734,41</text:p>
          </table:table-cell>
          <table:table-cell office:value-type="float" office:value="986.9654" calcext:value-type="float">
            <text:p>986,9654</text:p>
          </table:table-cell>
          <table:table-cell office:value-type="float" office:value="2634.257" calcext:value-type="float">
            <text:p>2634,257</text:p>
          </table:table-cell>
          <table:table-cell office:value-type="float" office:value="3243690" calcext:value-type="float">
            <text:p>3243690</text:p>
          </table:table-cell>
          <table:table-cell/>
          <table:table-cell office:value-type="float" office:value="0.1292" calcext:value-type="float">
            <text:p>0,1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98734.41" calcext:value-type="float">
            <text:p>98734,41</text:p>
          </table:table-cell>
          <table:table-cell office:value-type="float" office:value="986.9654" calcext:value-type="float">
            <text:p>986,9654</text:p>
          </table:table-cell>
          <table:table-cell office:value-type="float" office:value="2634.257" calcext:value-type="float">
            <text:p>2634,257</text:p>
          </table:table-cell>
          <table:table-cell office:value-type="float" office:value="3243690" calcext:value-type="float">
            <text:p>3243690</text:p>
          </table:table-cell>
          <table:table-cell/>
          <table:table-cell table:formula="of:=[.A33]/[.H33]-1" office:value-type="float" office:value="0" calcext:value-type="float">
            <text:p>0</text:p>
          </table:table-cell>
          <table:table-cell table:formula="of:=[.B33]/[.I33]-1" office:value-type="float" office:value="0" calcext:value-type="float">
            <text:p>0</text:p>
          </table:table-cell>
          <table:table-cell table:formula="of:=[.C33]/[.J33]-1" office:value-type="float" office:value="0" calcext:value-type="float">
            <text:p>0</text:p>
          </table:table-cell>
          <table:table-cell table:formula="of:=[.D33]/[.K33]-1" office:value-type="float" office:value="0" calcext:value-type="float">
            <text:p>0</text:p>
          </table:table-cell>
          <table:table-cell table:formula="of:=[.E33]/[.L33]-1" office:value-type="float" office:value="0" calcext:value-type="float">
            <text:p>0</text:p>
          </table:table-cell>
          <table:table-cell table:formula="of:=[.F33]/[.M3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2" calcext:value-type="float">
            <text:p>0,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214394.4" calcext:value-type="float">
            <text:p>214394,4</text:p>
          </table:table-cell>
          <table:table-cell office:value-type="float" office:value="1360.453" calcext:value-type="float">
            <text:p>1360,453</text:p>
          </table:table-cell>
          <table:table-cell office:value-type="float" office:value="4847.363" calcext:value-type="float">
            <text:p>4847,363</text:p>
          </table:table-cell>
          <table:table-cell office:value-type="float" office:value="9500242" calcext:value-type="float">
            <text:p>9500242</text:p>
          </table:table-cell>
          <table:table-cell/>
          <table:table-cell office:value-type="float" office:value="0.1292" calcext:value-type="float">
            <text:p>0,1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214394.4" calcext:value-type="float">
            <text:p>214394,4</text:p>
          </table:table-cell>
          <table:table-cell office:value-type="float" office:value="1360.453" calcext:value-type="float">
            <text:p>1360,453</text:p>
          </table:table-cell>
          <table:table-cell office:value-type="float" office:value="4847.363" calcext:value-type="float">
            <text:p>4847,363</text:p>
          </table:table-cell>
          <table:table-cell office:value-type="float" office:value="9500242" calcext:value-type="float">
            <text:p>9500242</text:p>
          </table:table-cell>
          <table:table-cell/>
          <table:table-cell table:formula="of:=[.A34]/[.H34]-1" office:value-type="float" office:value="0" calcext:value-type="float">
            <text:p>0</text:p>
          </table:table-cell>
          <table:table-cell table:formula="of:=[.B34]/[.I34]-1" office:value-type="float" office:value="0" calcext:value-type="float">
            <text:p>0</text:p>
          </table:table-cell>
          <table:table-cell table:formula="of:=[.C34]/[.J34]-1" office:value-type="float" office:value="0" calcext:value-type="float">
            <text:p>0</text:p>
          </table:table-cell>
          <table:table-cell table:formula="of:=[.D34]/[.K34]-1" office:value-type="float" office:value="0" calcext:value-type="float">
            <text:p>0</text:p>
          </table:table-cell>
          <table:table-cell table:formula="of:=[.E34]/[.L34]-1" office:value-type="float" office:value="0" calcext:value-type="float">
            <text:p>0</text:p>
          </table:table-cell>
          <table:table-cell table:formula="of:=[.F34]/[.M3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2" calcext:value-type="float">
            <text:p>0,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473629.4" calcext:value-type="float">
            <text:p>473629,4</text:p>
          </table:table-cell>
          <table:table-cell office:value-type="float" office:value="2045.732" calcext:value-type="float">
            <text:p>2045,732</text:p>
          </table:table-cell>
          <table:table-cell office:value-type="float" office:value="7625.235" calcext:value-type="float">
            <text:p>7625,235</text:p>
          </table:table-cell>
          <table:table-cell office:value-type="float" office:value="28460780" calcext:value-type="float">
            <text:p>28460780</text:p>
          </table:table-cell>
          <table:table-cell/>
          <table:table-cell office:value-type="float" office:value="0.1292" calcext:value-type="float">
            <text:p>0,1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473629.4" calcext:value-type="float">
            <text:p>473629,4</text:p>
          </table:table-cell>
          <table:table-cell office:value-type="float" office:value="2045.732" calcext:value-type="float">
            <text:p>2045,732</text:p>
          </table:table-cell>
          <table:table-cell office:value-type="float" office:value="7625.235" calcext:value-type="float">
            <text:p>7625,235</text:p>
          </table:table-cell>
          <table:table-cell office:value-type="float" office:value="28460780" calcext:value-type="float">
            <text:p>28460780</text:p>
          </table:table-cell>
          <table:table-cell/>
          <table:table-cell table:formula="of:=[.A35]/[.H35]-1" office:value-type="float" office:value="0" calcext:value-type="float">
            <text:p>0</text:p>
          </table:table-cell>
          <table:table-cell table:formula="of:=[.B35]/[.I35]-1" office:value-type="float" office:value="0" calcext:value-type="float">
            <text:p>0</text:p>
          </table:table-cell>
          <table:table-cell table:formula="of:=[.C35]/[.J35]-1" office:value-type="float" office:value="0" calcext:value-type="float">
            <text:p>0</text:p>
          </table:table-cell>
          <table:table-cell table:formula="of:=[.D35]/[.K35]-1" office:value-type="float" office:value="0" calcext:value-type="float">
            <text:p>0</text:p>
          </table:table-cell>
          <table:table-cell table:formula="of:=[.E35]/[.L35]-1" office:value-type="float" office:value="0" calcext:value-type="float">
            <text:p>0</text:p>
          </table:table-cell>
          <table:table-cell table:formula="of:=[.F35]/[.M3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2" calcext:value-type="float">
            <text:p>1,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140.1" calcext:value-type="float">
            <text:p>128140,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office:value-type="float" office:value="1.292" calcext:value-type="float">
            <text:p>1,292</text:p>
          </table:table-cell>
          <table:table-cell office:value-type="float" office:value="247949.1" calcext:value-type="float">
            <text:p>247949,1</text:p>
          </table:table-cell>
          <table:table-cell office:value-type="float" office:value="128140.1" calcext:value-type="float">
            <text:p>128140,1</text:p>
          </table:table-cell>
          <table:table-cell office:value-type="float" office:value="372.6278" calcext:value-type="float">
            <text:p>372,6278</text:p>
          </table:table-cell>
          <table:table-cell office:value-type="float" office:value="345.5039" calcext:value-type="float">
            <text:p>345,5039</text:p>
          </table:table-cell>
          <table:table-cell office:value-type="float" office:value="347128.8" calcext:value-type="float">
            <text:p>347128,8</text:p>
          </table:table-cell>
          <table:table-cell/>
          <table:table-cell table:formula="of:=[.A36]/[.H36]-1" office:value-type="float" office:value="0" calcext:value-type="float">
            <text:p>0</text:p>
          </table:table-cell>
          <table:table-cell table:formula="of:=[.B36]/[.I36]-1" office:value-type="float" office:value="0" calcext:value-type="float">
            <text:p>0</text:p>
          </table:table-cell>
          <table:table-cell table:formula="of:=[.C36]/[.J36]-1" office:value-type="float" office:value="0" calcext:value-type="float">
            <text:p>0</text:p>
          </table:table-cell>
          <table:table-cell table:formula="of:=[.D36]/[.K36]-1" office:value-type="float" office:value="0" calcext:value-type="float">
            <text:p>0</text:p>
          </table:table-cell>
          <table:table-cell table:formula="of:=[.E36]/[.L36]-1" office:value-type="float" office:value="0" calcext:value-type="float">
            <text:p>0</text:p>
          </table:table-cell>
          <table:table-cell table:formula="of:=[.F36]/[.M3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2" calcext:value-type="float">
            <text:p>1,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78082.1" calcext:value-type="float">
            <text:p>378082,1</text:p>
          </table:table-cell>
          <table:table-cell office:value-type="float" office:value="632.9669" calcext:value-type="float">
            <text:p>632,9669</text:p>
          </table:table-cell>
          <table:table-cell office:value-type="float" office:value="1011.268" calcext:value-type="float">
            <text:p>1011,268</text:p>
          </table:table-cell>
          <table:table-cell office:value-type="float" office:value="1076717" calcext:value-type="float">
            <text:p>1076717</text:p>
          </table:table-cell>
          <table:table-cell/>
          <table:table-cell office:value-type="float" office:value="1.292" calcext:value-type="float">
            <text:p>1,292</text:p>
          </table:table-cell>
          <table:table-cell office:value-type="float" office:value="784084" calcext:value-type="float">
            <text:p>784084</text:p>
          </table:table-cell>
          <table:table-cell office:value-type="float" office:value="378082.1" calcext:value-type="float">
            <text:p>378082,1</text:p>
          </table:table-cell>
          <table:table-cell office:value-type="float" office:value="632.9669" calcext:value-type="float">
            <text:p>632,9669</text:p>
          </table:table-cell>
          <table:table-cell office:value-type="float" office:value="1011.268" calcext:value-type="float">
            <text:p>1011,268</text:p>
          </table:table-cell>
          <table:table-cell office:value-type="float" office:value="1076717" calcext:value-type="float">
            <text:p>1076717</text:p>
          </table:table-cell>
          <table:table-cell/>
          <table:table-cell table:formula="of:=[.A37]/[.H37]-1" office:value-type="float" office:value="0" calcext:value-type="float">
            <text:p>0</text:p>
          </table:table-cell>
          <table:table-cell table:formula="of:=[.B37]/[.I37]-1" office:value-type="float" office:value="0" calcext:value-type="float">
            <text:p>0</text:p>
          </table:table-cell>
          <table:table-cell table:formula="of:=[.C37]/[.J37]-1" office:value-type="float" office:value="0" calcext:value-type="float">
            <text:p>0</text:p>
          </table:table-cell>
          <table:table-cell table:formula="of:=[.D37]/[.K37]-1" office:value-type="float" office:value="0" calcext:value-type="float">
            <text:p>0</text:p>
          </table:table-cell>
          <table:table-cell table:formula="of:=[.E37]/[.L37]-1" office:value-type="float" office:value="0" calcext:value-type="float">
            <text:p>0</text:p>
          </table:table-cell>
          <table:table-cell table:formula="of:=[.F37]/[.M3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2" calcext:value-type="float">
            <text:p>1,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1006548" calcext:value-type="float">
            <text:p>1006548</text:p>
          </table:table-cell>
          <table:table-cell office:value-type="float" office:value="1006.868" calcext:value-type="float">
            <text:p>1006,868</text:p>
          </table:table-cell>
          <table:table-cell office:value-type="float" office:value="2671.69" calcext:value-type="float">
            <text:p>2671,69</text:p>
          </table:table-cell>
          <table:table-cell office:value-type="float" office:value="3258554" calcext:value-type="float">
            <text:p>3258554</text:p>
          </table:table-cell>
          <table:table-cell/>
          <table:table-cell office:value-type="float" office:value="1.292" calcext:value-type="float">
            <text:p>1,292</text:p>
          </table:table-cell>
          <table:table-cell office:value-type="float" office:value="2479491" calcext:value-type="float">
            <text:p>2479491</text:p>
          </table:table-cell>
          <table:table-cell office:value-type="float" office:value="1006548" calcext:value-type="float">
            <text:p>1006548</text:p>
          </table:table-cell>
          <table:table-cell office:value-type="float" office:value="1006.868" calcext:value-type="float">
            <text:p>1006,868</text:p>
          </table:table-cell>
          <table:table-cell office:value-type="float" office:value="2671.69" calcext:value-type="float">
            <text:p>2671,69</text:p>
          </table:table-cell>
          <table:table-cell office:value-type="float" office:value="3258554" calcext:value-type="float">
            <text:p>3258554</text:p>
          </table:table-cell>
          <table:table-cell/>
          <table:table-cell table:formula="of:=[.A38]/[.H38]-1" office:value-type="float" office:value="0" calcext:value-type="float">
            <text:p>0</text:p>
          </table:table-cell>
          <table:table-cell table:formula="of:=[.B38]/[.I38]-1" office:value-type="float" office:value="0" calcext:value-type="float">
            <text:p>0</text:p>
          </table:table-cell>
          <table:table-cell table:formula="of:=[.C38]/[.J38]-1" office:value-type="float" office:value="0" calcext:value-type="float">
            <text:p>0</text:p>
          </table:table-cell>
          <table:table-cell table:formula="of:=[.D38]/[.K38]-1" office:value-type="float" office:value="0" calcext:value-type="float">
            <text:p>0</text:p>
          </table:table-cell>
          <table:table-cell table:formula="of:=[.E38]/[.L38]-1" office:value-type="float" office:value="0" calcext:value-type="float">
            <text:p>0</text:p>
          </table:table-cell>
          <table:table-cell table:formula="of:=[.F38]/[.M3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2" calcext:value-type="float">
            <text:p>1,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2258119" calcext:value-type="float">
            <text:p>2258119</text:p>
          </table:table-cell>
          <table:table-cell office:value-type="float" office:value="1438.845" calcext:value-type="float">
            <text:p>1438,845</text:p>
          </table:table-cell>
          <table:table-cell office:value-type="float" office:value="5136.638" calcext:value-type="float">
            <text:p>5136,638</text:p>
          </table:table-cell>
          <table:table-cell office:value-type="float" office:value="9588610" calcext:value-type="float">
            <text:p>9588610</text:p>
          </table:table-cell>
          <table:table-cell/>
          <table:table-cell office:value-type="float" office:value="1.292" calcext:value-type="float">
            <text:p>1,292</text:p>
          </table:table-cell>
          <table:table-cell office:value-type="float" office:value="7840840" calcext:value-type="float">
            <text:p>7840840</text:p>
          </table:table-cell>
          <table:table-cell office:value-type="float" office:value="2258119" calcext:value-type="float">
            <text:p>2258119</text:p>
          </table:table-cell>
          <table:table-cell office:value-type="float" office:value="1438.845" calcext:value-type="float">
            <text:p>1438,845</text:p>
          </table:table-cell>
          <table:table-cell office:value-type="float" office:value="5136.638" calcext:value-type="float">
            <text:p>5136,638</text:p>
          </table:table-cell>
          <table:table-cell office:value-type="float" office:value="9588610" calcext:value-type="float">
            <text:p>9588610</text:p>
          </table:table-cell>
          <table:table-cell/>
          <table:table-cell table:formula="of:=[.A39]/[.H39]-1" office:value-type="float" office:value="0" calcext:value-type="float">
            <text:p>0</text:p>
          </table:table-cell>
          <table:table-cell table:formula="of:=[.B39]/[.I39]-1" office:value-type="float" office:value="0" calcext:value-type="float">
            <text:p>0</text:p>
          </table:table-cell>
          <table:table-cell table:formula="of:=[.C39]/[.J39]-1" office:value-type="float" office:value="0" calcext:value-type="float">
            <text:p>0</text:p>
          </table:table-cell>
          <table:table-cell table:formula="of:=[.D39]/[.K39]-1" office:value-type="float" office:value="0" calcext:value-type="float">
            <text:p>0</text:p>
          </table:table-cell>
          <table:table-cell table:formula="of:=[.E39]/[.L39]-1" office:value-type="float" office:value="0" calcext:value-type="float">
            <text:p>0</text:p>
          </table:table-cell>
          <table:table-cell table:formula="of:=[.F39]/[.M3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2" calcext:value-type="float">
            <text:p>1,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5234817" calcext:value-type="float">
            <text:p>5234817</text:p>
          </table:table-cell>
          <table:table-cell office:value-type="float" office:value="2168.459" calcext:value-type="float">
            <text:p>2168,459</text:p>
          </table:table-cell>
          <table:table-cell office:value-type="float" office:value="9005.546" calcext:value-type="float">
            <text:p>9005,546</text:p>
          </table:table-cell>
          <table:table-cell office:value-type="float" office:value="28846630" calcext:value-type="float">
            <text:p>28846630</text:p>
          </table:table-cell>
          <table:table-cell/>
          <table:table-cell office:value-type="float" office:value="1.292" calcext:value-type="float">
            <text:p>1,292</text:p>
          </table:table-cell>
          <table:table-cell office:value-type="float" office:value="24794910" calcext:value-type="float">
            <text:p>24794910</text:p>
          </table:table-cell>
          <table:table-cell office:value-type="float" office:value="5234817" calcext:value-type="float">
            <text:p>5234817</text:p>
          </table:table-cell>
          <table:table-cell office:value-type="float" office:value="2168.459" calcext:value-type="float">
            <text:p>2168,459</text:p>
          </table:table-cell>
          <table:table-cell office:value-type="float" office:value="9005.546" calcext:value-type="float">
            <text:p>9005,546</text:p>
          </table:table-cell>
          <table:table-cell office:value-type="float" office:value="28846630" calcext:value-type="float">
            <text:p>28846630</text:p>
          </table:table-cell>
          <table:table-cell/>
          <table:table-cell table:formula="of:=[.A40]/[.H40]-1" office:value-type="float" office:value="0" calcext:value-type="float">
            <text:p>0</text:p>
          </table:table-cell>
          <table:table-cell table:formula="of:=[.B40]/[.I40]-1" office:value-type="float" office:value="0" calcext:value-type="float">
            <text:p>0</text:p>
          </table:table-cell>
          <table:table-cell table:formula="of:=[.C40]/[.J40]-1" office:value-type="float" office:value="0" calcext:value-type="float">
            <text:p>0</text:p>
          </table:table-cell>
          <table:table-cell table:formula="of:=[.D40]/[.K40]-1" office:value-type="float" office:value="0" calcext:value-type="float">
            <text:p>0</text:p>
          </table:table-cell>
          <table:table-cell table:formula="of:=[.E40]/[.L40]-1" office:value-type="float" office:value="0" calcext:value-type="float">
            <text:p>0</text:p>
          </table:table-cell>
          <table:table-cell table:formula="of:=[.F40]/[.M40]-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7T06:03:06.939633438</dc:date>
    <meta:editing-duration>PT1M19S</meta:editing-duration>
    <meta:editing-cycles>1</meta:editing-cycles>
    <meta:document-statistic meta:table-count="1" meta:cell-count="720" meta:object-count="0"/>
    <meta:generator>LibreOffice/5.1.6.2$Linux_X86_64 LibreOffice_project/10m0$Build-2</meta:generator>
  </office:meta>
</office:document-meta>
</file>